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ker.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eImplementedProperty.ToBeImplementedProperty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ker.convertProperty( Property p , PropertyList propertyList , FObj 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